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9C00000068784D7B6771C66AF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0.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fo:padding="0.097cm" fo:border="0.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7cm" style:rel-column-width="65535*"/>
    </style:style>
    <style:style style:name="Таблица7.A1" style:family="table-cell">
      <style:table-cell-properties fo:padding="0.097cm" fo:border="0.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17cm" style:rel-column-width="65535*"/>
    </style:style>
    <style:style style:name="Таблица8.A1" style:family="table-cell">
      <style:table-cell-properties fo:padding="0.097cm" fo:border="0.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7cm" style:rel-column-width="65535*"/>
    </style:style>
    <style:style style:name="Таблица9.A1" style:family="table-cell">
      <style:table-cell-properties fo:padding="0.097cm" fo:border="0.5pt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17cm" style:rel-column-width="65535*"/>
    </style:style>
    <style:style style:name="Таблица10.A1" style:family="table-cell">
      <style:table-cell-properties fo:padding="0.097cm" fo:border="0.5pt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17cm" style:rel-column-width="65535*"/>
    </style:style>
    <style:style style:name="Таблица11.A1" style:family="table-cell">
      <style:table-cell-properties fo:padding="0.097cm" fo:border="0.5pt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17cm" style:rel-column-width="65535*"/>
    </style:style>
    <style:style style:name="Таблица12.A1" style:family="table-cell">
      <style:table-cell-properties fo:padding="0.097cm" fo:border="0.5pt solid #000000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17cm" style:rel-column-width="65535*"/>
    </style:style>
    <style:style style:name="Таблица13.A1" style:family="table-cell">
      <style:table-cell-properties fo:padding="0.097cm" fo:border="0.5pt solid #000000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17cm" style:rel-column-width="65535*"/>
    </style:style>
    <style:style style:name="Таблица14.A1" style:family="table-cell">
      <style:table-cell-properties fo:padding="0.097cm" fo:border="0.5pt solid #000000"/>
    </style:style>
    <style:style style:name="Таблица15" style:family="table">
      <style:table-properties style:width="17cm" table:align="margins"/>
    </style:style>
    <style:style style:name="Таблица15.A" style:family="table-column">
      <style:table-column-properties style:column-width="17cm" style:rel-column-width="65535*"/>
    </style:style>
    <style:style style:name="Таблица15.A1" style:family="table-cell">
      <style:table-cell-properties fo:padding="0.097cm" fo:border="0.5pt solid #000000"/>
    </style:style>
    <style:style style:name="Таблица16" style:family="table">
      <style:table-properties style:width="17cm" table:align="margins"/>
    </style:style>
    <style:style style:name="Таблица16.A" style:family="table-column">
      <style:table-column-properties style:column-width="17cm" style:rel-column-width="65535*"/>
    </style:style>
    <style:style style:name="Таблица16.A1" style:family="table-cell">
      <style:table-cell-properties fo:padding="0.097cm" fo:border="0.5pt solid #000000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17cm" style:rel-column-width="65535*"/>
    </style:style>
    <style:style style:name="Таблица17.A1" style:family="table-cell">
      <style:table-cell-properties fo:padding="0.097cm" fo:border="0.5pt solid #000000"/>
    </style:style>
    <style:style style:name="Таблица18" style:family="table">
      <style:table-properties style:width="17cm" table:align="margins"/>
    </style:style>
    <style:style style:name="Таблица18.A" style:family="table-column">
      <style:table-column-properties style:column-width="17cm" style:rel-column-width="65535*"/>
    </style:style>
    <style:style style:name="Таблица18.A1" style:family="table-cell">
      <style:table-cell-properties fo:padding="0.097cm" fo:border="0.5pt solid #000000"/>
    </style:style>
    <style:style style:name="Таблица19" style:family="table">
      <style:table-properties style:width="17cm" table:align="margins"/>
    </style:style>
    <style:style style:name="Таблица19.A" style:family="table-column">
      <style:table-column-properties style:column-width="17cm" style:rel-column-width="65535*"/>
    </style:style>
    <style:style style:name="Таблица19.A1" style:family="table-cell">
      <style:table-cell-properties fo:padding="0.097cm" fo:border="0.5pt solid #000000"/>
    </style:style>
    <style:style style:name="Таблица20" style:family="table">
      <style:table-properties style:width="17cm" table:align="margins"/>
    </style:style>
    <style:style style:name="Таблица20.A" style:family="table-column">
      <style:table-column-properties style:column-width="17cm" style:rel-column-width="65535*"/>
    </style:style>
    <style:style style:name="Таблица20.A1" style:family="table-cell">
      <style:table-cell-properties fo:padding="0.097cm" fo:border="0.5pt solid #000000"/>
    </style:style>
    <style:style style:name="Таблица21" style:family="table">
      <style:table-properties style:width="17cm" table:align="margins"/>
    </style:style>
    <style:style style:name="Таблица21.A" style:family="table-column">
      <style:table-column-properties style:column-width="17cm" style:rel-column-width="65535*"/>
    </style:style>
    <style:style style:name="Таблица21.A1" style:family="table-cell">
      <style:table-cell-properties fo:padding="0.097cm" fo:border="0.5pt solid #000000"/>
    </style:style>
    <style:style style:name="Таблица22" style:family="table">
      <style:table-properties style:width="17cm" table:align="margins"/>
    </style:style>
    <style:style style:name="Таблица22.A" style:family="table-column">
      <style:table-column-properties style:column-width="17cm" style:rel-column-width="65535*"/>
    </style:style>
    <style:style style:name="Таблица22.A1" style:family="table-cell">
      <style:table-cell-properties fo:padding="0.097cm" fo:border="0.5pt solid #000000"/>
    </style:style>
    <style:style style:name="Таблица23" style:family="table">
      <style:table-properties style:width="17cm" table:align="margins"/>
    </style:style>
    <style:style style:name="Таблица23.A" style:family="table-column">
      <style:table-column-properties style:column-width="17cm" style:rel-column-width="65535*"/>
    </style:style>
    <style:style style:name="Таблица23.A1" style:family="table-cell">
      <style:table-cell-properties fo:padding="0.097cm" fo:border="0.5pt solid #000000"/>
    </style:style>
    <style:style style:name="Таблица24" style:family="table">
      <style:table-properties style:width="17cm" table:align="margins"/>
    </style:style>
    <style:style style:name="Таблица24.A" style:family="table-column">
      <style:table-column-properties style:column-width="17cm" style:rel-column-width="65535*"/>
    </style:style>
    <style:style style:name="Таблица24.A1" style:family="table-cell">
      <style:table-cell-properties fo:padding="0.097cm" fo:border="0.5pt solid #000000"/>
    </style:style>
    <style:style style:name="Таблица25" style:family="table">
      <style:table-properties style:width="17cm" table:align="margins"/>
    </style:style>
    <style:style style:name="Таблица25.A" style:family="table-column">
      <style:table-column-properties style:column-width="17cm" style:rel-column-width="65535*"/>
    </style:style>
    <style:style style:name="Таблица25.A1" style:family="table-cell">
      <style:table-cell-properties fo:padding="0.097cm" fo:border="0.5pt solid #000000"/>
    </style:style>
    <style:style style:name="Таблица26" style:family="table">
      <style:table-properties style:width="17cm" table:align="margins"/>
    </style:style>
    <style:style style:name="Таблица26.A" style:family="table-column">
      <style:table-column-properties style:column-width="17cm" style:rel-column-width="65535*"/>
    </style:style>
    <style:style style:name="Таблица26.A1" style:family="table-cell">
      <style:table-cell-properties fo:padding="0.097cm" fo:border="0.5pt solid #000000"/>
    </style:style>
    <style:style style:name="Таблица27" style:family="table">
      <style:table-properties style:width="17cm" table:align="margins"/>
    </style:style>
    <style:style style:name="Таблица27.A" style:family="table-column">
      <style:table-column-properties style:column-width="17cm" style:rel-column-width="65535*"/>
    </style:style>
    <style:style style:name="Таблица27.A1" style:family="table-cell">
      <style:table-cell-properties fo:padding="0.097cm" fo:border="0.5pt solid #000000"/>
    </style:style>
    <style:style style:name="Таблица28" style:family="table">
      <style:table-properties style:width="17cm" table:align="margins"/>
    </style:style>
    <style:style style:name="Таблица28.A" style:family="table-column">
      <style:table-column-properties style:column-width="17cm" style:rel-column-width="65535*"/>
    </style:style>
    <style:style style:name="Таблица28.A1" style:family="table-cell">
      <style:table-cell-properties fo:padding="0.097cm" fo:border="0.5pt solid #000000"/>
    </style:style>
    <style:style style:name="Таблица29" style:family="table">
      <style:table-properties style:width="17cm" table:align="margins"/>
    </style:style>
    <style:style style:name="Таблица29.A" style:family="table-column">
      <style:table-column-properties style:column-width="17cm" style:rel-column-width="65535*"/>
    </style:style>
    <style:style style:name="Таблица29.A1" style:family="table-cell">
      <style:table-cell-properties fo:padding="0.097cm" fo:border="0.5pt solid #000000"/>
    </style:style>
    <style:style style:name="Таблица30" style:family="table">
      <style:table-properties style:width="17cm" table:align="margins"/>
    </style:style>
    <style:style style:name="Таблица30.A" style:family="table-column">
      <style:table-column-properties style:column-width="17cm" style:rel-column-width="65535*"/>
    </style:style>
    <style:style style:name="Таблица30.A1" style:family="table-cell">
      <style:table-cell-properties fo:padding="0.097cm" fo:border="0.5pt solid #000000"/>
    </style:style>
    <style:style style:name="Таблица31" style:family="table">
      <style:table-properties style:width="17cm" table:align="margins"/>
    </style:style>
    <style:style style:name="Таблица31.A" style:family="table-column">
      <style:table-column-properties style:column-width="17cm" style:rel-column-width="65535*"/>
    </style:style>
    <style:style style:name="Таблица31.A1" style:family="table-cell">
      <style:table-cell-properties fo:padding="0.097cm" fo:border="0.5pt solid #000000"/>
    </style:style>
    <style:style style:name="P1" style:family="paragraph" style:parent-style-name="Standard">
      <style:paragraph-properties fo:line-height="150%"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font-size="14pt" fo:font-weight="bold" officeooo:rsid="001d1ca7" officeooo:paragraph-rsid="001d1ca7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fo:font-weight="bold" officeooo:rsid="001d1ca7" officeooo:paragraph-rsid="001d1ca7" style:font-size-asian="14pt" style:font-weight-asian="bold" style:font-size-complex="14pt" style:font-weight-complex="bold"/>
    </style:style>
    <style:style style:name="P5" style:family="paragraph" style:parent-style-name="Standard" style:list-style-name="L3">
      <style:paragraph-properties fo:line-height="150%" fo:text-align="justify" style:justify-single-word="false"/>
      <style:text-properties fo:font-size="14pt" style:font-size-asian="14pt" style:font-size-complex="14pt"/>
    </style:style>
    <style:style style:name="P6" style:family="paragraph" style:parent-style-name="Standard" style:list-style-name="L4">
      <style:paragraph-properties fo:line-height="150%" fo:text-align="justify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8" style:family="paragraph" style:parent-style-name="Standard" style:list-style-name="L2">
      <style:paragraph-properties fo:line-height="150%" fo:text-align="justify" style:justify-single-word="false"/>
      <style:text-properties fo:font-size="14pt" style:font-size-asian="14pt" style:font-size-complex="14pt"/>
    </style:style>
    <style:style style:name="P9" style:family="paragraph" style:parent-style-name="Standard" style:list-style-name="L5">
      <style:paragraph-properties fo:line-height="150%" fo:text-align="justify" style:justify-single-word="false"/>
      <style:text-properties fo:font-size="14pt" style:font-size-asian="14pt" style:font-size-complex="14pt"/>
    </style:style>
    <style:style style:name="P10" style:family="paragraph" style:parent-style-name="Standard" style:list-style-name="L6">
      <style:paragraph-properties fo:line-height="150%" fo:text-align="justify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fo:font-size="14pt" fo:font-weight="normal" officeooo:rsid="001d1ca7" officeooo:paragraph-rsid="001d1ca7" style:font-size-asian="14pt" style:font-weight-asian="normal" style:font-size-complex="14pt" style:font-weight-complex="normal"/>
    </style:style>
    <style:style style:name="P13" style:family="paragraph" style:parent-style-name="Standard" style:list-style-name="L7">
      <style:paragraph-properties fo:line-height="150%" fo:text-align="justify" style:justify-single-word="false"/>
      <style:text-properties fo:font-size="14pt" fo:font-weight="normal" officeooo:rsid="001d1ca7" officeooo:paragraph-rsid="001d1ca7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50%" fo:text-align="center" style:justify-single-word="false"/>
      <style:text-properties fo:font-size="14pt" fo:font-weight="normal" officeooo:rsid="001d1ca7" officeooo:paragraph-rsid="001d1ca7" style:font-size-asian="14pt" style:font-weight-asian="normal" style:font-size-complex="14pt" style:font-weight-complex="normal"/>
    </style:style>
    <style:style style:name="T1" style:family="text">
      <style:text-properties officeooo:rsid="001ae33c"/>
    </style:style>
    <style:style style:name="T2" style:family="text">
      <style:text-properties officeooo:rsid="001bca0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ca0a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Р</text:span>уководство по установке OpenMediaVault (OMV)</text:p>
      <text:p text:style-name="P7">Содержание</text:p>
      <text:list text:style-name="L2">
        <text:list-item>
          <text:p text:style-name="P8">Подготовка к установке</text:p>
        </text:list-item>
        <text:list-item>
          <text:p text:style-name="P8">Создание загрузочной флешки</text:p>
        </text:list-item>
        <text:list-item>
          <text:p text:style-name="P8">Установка с ISO-образа</text:p>
        </text:list-item>
        <text:list-item>
          <text:p text:style-name="P8">Первоначальная настройка</text:p>
        </text:list-item>
        <text:list-item>
          <text:p text:style-name="P8">Установка на существующий Debian</text:p>
        </text:list-item>
        <text:list-item>
          <text:p text:style-name="P8">Решение типичных проблем</text:p>
        </text:list-item>
        <text:list-item>
          <text:p text:style-name="P8">Следующие шаги</text:p>
        </text:list-item>
      </text:list>
      <text:p text:style-name="P1">1. Подготовка к установке</text:p>
      <text:p text:style-name="P7">Минимальные системные требования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7">Компонент</text:p>
          </table:table-cell>
          <table:table-cell table:style-name="Таблица1.A1" office:value-type="string">
            <text:p text:style-name="P7">Минимум</text:p>
          </table:table-cell>
          <table:table-cell table:style-name="Таблица1.C1" office:value-type="string">
            <text:p text:style-name="P7">Рекомендуется</text:p>
          </table:table-cell>
        </table:table-row>
        <table:table-row>
          <table:table-cell table:style-name="Таблица1.A2" office:value-type="string">
            <text:p text:style-name="P7">Процессор</text:p>
          </table:table-cell>
          <table:table-cell table:style-name="Таблица1.A2" office:value-type="string">
            <text:p text:style-name="P7">1 ГГц (x86_64)</text:p>
          </table:table-cell>
          <table:table-cell table:style-name="Таблица1.C2" office:value-type="string">
            <text:p text:style-name="P7">2 ГГц+ (2+ ядра)</text:p>
          </table:table-cell>
        </table:table-row>
        <table:table-row>
          <table:table-cell table:style-name="Таблица1.A2" office:value-type="string">
            <text:p text:style-name="P7">ОЗУ</text:p>
          </table:table-cell>
          <table:table-cell table:style-name="Таблица1.A2" office:value-type="string">
            <text:p text:style-name="P7">1 ГБ</text:p>
          </table:table-cell>
          <table:table-cell table:style-name="Таблица1.C2" office:value-type="string">
            <text:p text:style-name="P7">4+ ГБ</text:p>
          </table:table-cell>
        </table:table-row>
        <table:table-row>
          <table:table-cell table:style-name="Таблица1.A2" office:value-type="string">
            <text:p text:style-name="P7">Системный диск</text:p>
          </table:table-cell>
          <table:table-cell table:style-name="Таблица1.A2" office:value-type="string">
            <text:p text:style-name="P7">4 ГБ</text:p>
          </table:table-cell>
          <table:table-cell table:style-name="Таблица1.C2" office:value-type="string">
            <text:p text:style-name="P7">16+ ГБ (SSD)</text:p>
          </table:table-cell>
        </table:table-row>
        <table:table-row>
          <table:table-cell table:style-name="Таблица1.A2" office:value-type="string">
            <text:p text:style-name="P7">Диски данных</text:p>
          </table:table-cell>
          <table:table-cell table:style-name="Таблица1.A2" office:value-type="string">
            <text:p text:style-name="P7">1 шт.</text:p>
          </table:table-cell>
          <table:table-cell table:style-name="Таблица1.C2" office:value-type="string">
            <text:p text:style-name="P7">2+ шт. (для RAID)</text:p>
          </table:table-cell>
        </table:table-row>
        <table:table-row>
          <table:table-cell table:style-name="Таблица1.A2" office:value-type="string">
            <text:p text:style-name="P7">Сеть</text:p>
          </table:table-cell>
          <table:table-cell table:style-name="Таблица1.A2" office:value-type="string">
            <text:p text:style-name="P7">100 Мбит/с</text:p>
          </table:table-cell>
          <table:table-cell table:style-name="Таблица1.C2" office:value-type="string">
            <text:p text:style-name="P7">1 Гбит/с</text:p>
          </table:table-cell>
        </table:table-row>
      </table:table>
      <text:p text:style-name="P7"/>
      <text:p text:style-name="P1">Необходимое оборудование</text:p>
      <text:list xml:id="list903706659" text:style-name="L3">
        <text:list-item>
          <text:p text:style-name="P5">Компьютер/сервер (не используется для повседневной работы, т.к. OMV занимает весь диск)</text:p>
        </text:list-item>
        <text:list-item>
          <text:p text:style-name="P5">Флешка (от 2 ГБ) для установки</text:p>
        </text:list-item>
        <text:list-item>
          <text:p text:style-name="P5">Доступ в интернет</text:p>
        </text:list-item>
        <text:list-item>
          <text:p text:style-name="P5">Монитор и клавиатура (временные)</text:p>
        </text:list-item>
      </text:list>
      <text:p text:style-name="P1">Поддерживаемые платформы</text:p>
      <text:list text:style-name="L4">
        <text:list-item>
          <text:p text:style-name="P6">AMD64 (x86_64) – основная</text:p>
        </text:list-item>
        <text:list-item>
          <text:p text:style-name="P6">ARM64 (Raspberry Pi 4/5, Rockchip, Amlogic)</text:p>
        </text:list-item>
        <text:list-item>
          <text:p text:style-name="P6">ARMHF (Raspberry Pi 2/3, старые ARM устройства)</text:p>
        </text:list-item>
      </text:list>
      <text:p text:style-name="P2"><text:soft-page-break/>2. Создание загрузочной флешки</text:p>
      <text:p text:style-name="P7">Скачивание ISO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7">bash</text:p>
            <text:p text:style-name="P7"># Перейдите на сайт загрузки:</text:p>
            <text:p text:style-name="P7">https://www.openmediavault.org/download.html</text:p>
            <text:p text:style-name="P7"># Прямая ссылка на последнюю стабильную версию (на апрель 2026):</text:p>
            <text:p text:style-name="P7">https://sourceforge.net/projects/openmediavault/files/7.0-32-amd64.iso</text:p>
          </table:table-cell>
        </table:table-row>
      </table:table>
      <text:p text:style-name="P1"><text:span text:style-name="T2">2.1. </text:span>Создание загрузочной флешки</text:p>
      <text:p text:style-name="P1"><text:span text:style-name="T2">2.2. </text:span>Windows (Rufus):</text:p>
      <text:list xml:id="list2188820836" text:style-name="L5">
        <text:list-item>
          <text:p text:style-name="P9">Скачайте Rufus: https://rufus.ie/</text:p>
        </text:list-item>
        <text:list-item>
          <text:p text:style-name="P9">Выберите флешку</text:p>
        </text:list-item>
        <text:list-item>
          <text:p text:style-name="P9">Нажмите "ВЫБРАТЬ" и укажите ISO-файл OMV</text:p>
        </text:list-item>
        <text:list-item>
          <text:p text:style-name="P9">Схема разделов: MBR (или GPT для UEFI)</text:p>
        </text:list-item>
        <text:list-item>
          <text:p text:style-name="P9">Нажмите "СТАРТ"</text:p>
        </text:list-item>
      </text:list>
      <text:p text:style-name="P7"><text:span text:style-name="T4">2.3 </text:span><text:span text:style-name="T3">Linux (командная строка):</text:span>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7">bash</text:p>
            <text:p text:style-name="P7"># Определите устройство флешки</text:p>
            <text:p text:style-name="P7">lsblk</text:p>
            <text:p text:style-name="P7"># Запишите ISO (замените /dev/sdX на вашу флешку)</text:p>
            <text:p text:style-name="P7">sudo dd if=openmediavault_7.0-32-amd64.iso of=/dev/sdX bs=4M status=progress</text:p>
            <text:p text:style-name="P7">sudo sync</text:p>
          </table:table-cell>
        </table:table-row>
      </table:table>
      <text:p text:style-name="P7"><text:span text:style-name="T4">2.4 </text:span><text:span text:style-name="T3">macOS: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7">bash</text:p>
            <text:p text:style-name="P7">diskutil list</text:p>
            <text:p text:style-name="P7"># Размонтируйте флешку</text:p>
            <text:p text:style-name="P7">diskutil unmountDisk /dev/disk2</text:p>
            <text:p text:style-name="P7"># Запишите</text:p>
            <text:p text:style-name="P7">sudo dd if=~/Downloads/openmediavault.iso of=/dev/disk2 bs=4m</text:p>
          </table:table-cell>
        </table:table-row>
      </table:table>
      <text:p text:style-name="P2"/>
      <text:p text:style-name="P2"><text:soft-page-break/>3. Установка с ISO-образа</text:p>
      <text:p text:style-name="P1">3.1. Загрузка и начало установки</text:p>
      <text:list xml:id="list2956001292" text:style-name="L6">
        <text:list-item>
          <text:p text:style-name="P10">Вставьте флешку и загрузитесь с неё (обычно F12, F2, Del, Esc при загрузке ПК)</text:p>
        </text:list-item>
        <text:list-item>
          <text:p text:style-name="P10">В меню выберите Install (или графический - Graphical Install)</text:p>
        </text:list-item>
      </text:list>
      <text:p text:style-name="P1">3.2. Пошаговая установка</text:p>
      <text:p text:style-name="P7">Шаг 1: Язык и регион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7">text</text:p>
            <text:p text:style-name="P7">Язык: English (или Russian при наличии)</text:p>
            <text:p text:style-name="P7">Страна: [ваша страна]</text:p>
            <text:p text:style-name="P7">Раскладка клавиатуры: Russian (или US)</text:p>
          </table:table-cell>
        </table:table-row>
      </table:table>
      <text:p text:style-name="P7">Шаг 2: Настройка сети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7">text</text:p>
            <text:p text:style-name="P7">Имя хоста: omv-server <text:s text:c="2"/>(или любое другое)</text:p>
            <text:p text:style-name="P7">Домен: local <text:s text:c="12"/>(или home.lan)</text:p>
          </table:table-cell>
        </table:table-row>
      </table:table>
      <text:p text:style-name="P7">Шаг 3: Пользователи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7">text</text:p>
            <text:p text:style-name="P7">Пароль root: [придумайте надежный пароль]</text:p>
            <text:p text:style-name="P7">Полное имя пользователя: Admin User</text:p>
            <text:p text:style-name="P7">Имя пользователя: admin</text:p>
            <text:p text:style-name="P7">Пароль пользователя: [пароль для входа в систему]</text:p>
          </table:table-cell>
        </table:table-row>
      </table:table>
      <text:p text:style-name="P7">Шаг 4: Разметка дисков</text:p>
      <text:p text:style-name="P7">Вариант A (автоматическая разметка - для начинающих)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7">text</text:p>
            <text:p text:style-name="P7">Выберите диск для системы (не тот, где будут данные!)</text:p>
            <text:p text:style-name="P7">Выберите: "Guided - use entire disk"</text:p>
            <text:p text:style-name="P7">Схема: "All files in one partition (recommended for new users)"</text:p>
          </table:table-cell>
        </table:table-row>
      </table:table>
      <text:p text:style-name="P7">Вариант B (ручная разметка - для опытных)</text:p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7">text<text:soft-page-break/></text:p>
            <text:p text:style-name="P7">Создайте разделы:</text:p>
            <text:p text:style-name="P7">- /boot: 1 ГБ (ext4)</text:p>
            <text:p text:style-name="P7">- /: 20-50 ГБ (ext4) - корневой</text:p>
            <text:p text:style-name="P7">- swap: 2-4 ГБ (swap)</text:p>
            <text:p text:style-name="P7">- /srv/data: всё остальное (ext4) - отдельно для данных</text:p>
          </table:table-cell>
        </table:table-row>
      </table:table>
      <text:p text:style-name="P7">Шаг 5: Установка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7">text</text:p>
            <text:p text:style-name="P7">Подтвердите запись изменений на диск: Yes</text:p>
            <text:p text:style-name="P7">Программа установки скопирует файлы (5-15 минут)</text:p>
          </table:table-cell>
        </table:table-row>
      </table:table>
      <text:p text:style-name="P7">Шаг 6: Дополнительные настройки</text:p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P7">text</text:p>
            <text:p text:style-name="P7">HTTP-прокси: оставьте пустым (если не требуется)</text:p>
            <text:p text:style-name="P7">Участие в сборе статистики: No (рекомендуется)</text:p>
          </table:table-cell>
        </table:table-row>
      </table:table>
      <text:p text:style-name="P7">Шаг 7: Завершение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7">text</text:p>
            <text:p text:style-name="P7">Извлеките флешку и нажмите Continue для перезагрузки</text:p>
          </table:table-cell>
        </table:table-row>
      </table:table>
      <text:p text:style-name="P1"/>
      <text:p text:style-name="P1">3.3. Первый вход в систему</text:p>
      <text:p text:style-name="P7">При загрузке вы увидите: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text</text:p>
            <text:p text:style-name="P7">Debian GNU/Linux 12 omv-server tty1</text:p>
            <text:p text:style-name="P7">omv-server login: _</text:p>
          </table:table-cell>
        </table:table-row>
      </table:table>
      <text:p text:style-name="P7">Вход в консоль: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7">text</text:p>
            <text:p text:style-name="P7">Логин: root</text:p>
            <text:p text:style-name="P7">Пароль: [тот, что задали при установке]</text:p>
          </table:table-cell>
        </table:table-row>
      </table:table>
      <text:p text:style-name="P7">Вход в веб-интерфейс:</text:p>
      <table:table table:name="Таблица15" table:style-name="Таблица15">
        <table:table-column table:style-name="Таблица15.A"/>
        <text:soft-page-break/>
        <table:table-row>
          <table:table-cell table:style-name="Таблица15.A1" office:value-type="string">
            <text:p text:style-name="P7">text</text:p>
            <text:p text:style-name="P7">Откройте браузер на любом ПК в той же сети:</text:p>
            <text:p text:style-name="P7">http://[IP-адрес_сервера]</text:p>
            <text:p text:style-name="P7">Логин: admin</text:p>
            <text:p text:style-name="P7">Пароль: openmediavault</text:p>
          </table:table-cell>
        </table:table-row>
      </table:table>
      <text:p text:style-name="P7"/>
      <text:p text:style-name="P7">Важно! При первом входе система потребует сменить пароль admin.</text:p>
      <text:p text:style-name="P2">4. Первоначальная настройка</text:p>
      <text:p text:style-name="P1">4.1. Базовая конфигурация через веб-интерфейс</text:p>
      <text:p text:style-name="P14"><draw:frame draw:style-name="fr1" draw:name="Изображение1" text:anchor-type="char" svg:x="-0.249cm" svg:y="0.233cm" svg:width="17.582cm" svg:height="1.939cm" draw:z-index="0"><draw:image xlink:href="Pictures/100000000000059C00000068784D7B6771C66AFC.png" xlink:type="simple" xlink:show="embed" xlink:actuate="onLoad" draw:mime-type="image/png"/></draw:frame>рисунок 1 — схема</text:p>
      <text:p text:style-name="P3">4.2. Пошаговая настройка</text:p>
      <text:p text:style-name="P12">Шаг 1: Смена пароля admin</text:p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12">text</text:p>
            <text:p text:style-name="P12">System → Workbench → Password</text:p>
            <text:p text:style-name="P12">Введите старый: openmediavault</text:p>
            <text:p text:style-name="P12">Введите новый: [ваш_пароль]</text:p>
            <text:p text:style-name="P12">Подтвердите</text:p>
            <text:p text:style-name="P12">Нажмите Save</text:p>
          </table:table-cell>
        </table:table-row>
      </table:table>
      <text:p text:style-name="P12">Шаг 2: Настройка статического IP</text:p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12">text</text:p>
            <text:p text:style-name="P12">Network → Interfaces</text:p>
            <text:p text:style-name="P12">Нажмите Edit на интерфейсе (обычно eth0/enp0s3)</text:p>
            <text:p text:style-name="P12">Method: Static</text:p>
            <text:p text:style-name="P12">IPv4 address: 192.168.1.100 (выберите удобный)</text:p>
            <text:p text:style-name="P12">Netmask: 255.255.255.0</text:p>
            <text:p text:style-name="P12">Gateway: 192.168.1.1 (IP вашего роутера)</text:p>
            <text:p text:style-name="P12"><text:soft-page-break/>DNS servers: 8.8.8.8, 1.1.1.1</text:p>
            <text:p text:style-name="P12">Save → Apply Changes</text:p>
          </table:table-cell>
        </table:table-row>
      </table:table>
      <text:p text:style-name="P12">Шаг 3: Подключение дисков данных</text:p>
      <table:table table:name="Таблица18" table:style-name="Таблица18">
        <table:table-column table:style-name="Таблица18.A"/>
        <table:table-row>
          <table:table-cell table:style-name="Таблица18.A1" office:value-type="string">
            <text:p text:style-name="P12">text</text:p>
            <text:p text:style-name="P12">Storage → Disks</text:p>
            <text:p text:style-name="P12">Проверьте, что все диски отображаются</text:p>
          </table:table-cell>
        </table:table-row>
      </table:table>
      <text:p text:style-name="P12">Шаг 4: Создание файловой системы</text:p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12">text</text:p>
            <text:p text:style-name="P12">Storage → File Systems → Create</text:p>
            <text:p text:style-name="P12">Выберите диск</text:p>
            <text:p text:style-name="P12">Тип: ext4 (рекомендуется) или XFS</text:p>
            <text:p text:style-name="P12">Метка: Data (или как удобно)</text:p>
            <text:p text:style-name="P12">Подтвердите → Create</text:p>
          </table:table-cell>
        </table:table-row>
      </table:table>
      <text:p text:style-name="P12">Шаг 5: Монтирование</text:p>
      <table:table table:name="Таблица20" table:style-name="Таблица20">
        <table:table-column table:style-name="Таблица20.A"/>
        <table:table-row>
          <table:table-cell table:style-name="Таблица20.A1" office:value-type="string">
            <text:p text:style-name="P12">text</text:p>
            <text:p text:style-name="P12">После создания файловой системы:</text:p>
            <text:p text:style-name="P12">Выберите её → Mount</text:p>
            <text:p text:style-name="P12">Выберите точку монтирования или оставьте автоматическую</text:p>
            <text:p text:style-name="P12">Save</text:p>
          </table:table-cell>
        </table:table-row>
      </table:table>
      <text:p text:style-name="P3">4.3. Создание общей папки</text:p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P12">text</text:p>
            <text:p text:style-name="P12">Storage → Shared Folders → Add</text:p>
            <text:p text:style-name="P12">Name: public <text:s text:c="10"/>(или любое имя)</text:p>
            <text:p text:style-name="P12">Volume: [выберите ваш диск]</text:p>
            <text:p text:style-name="P12">Path: /public/ <text:s text:c="8"/>(создастся автоматически)</text:p>
            <text:p text:style-name="P12">Permissions: </text:p>
            <text:p text:style-name="P12"><text:s text:c="2"/>Owner: root</text:p>
            <text:p text:style-name="P12"><text:s text:c="2"/>Group: users</text:p>
            <text:p text:style-name="P12"><text:soft-page-break/><text:s text:c="2"/>Privileges: Read/Write</text:p>
            <text:p text:style-name="P12">Save</text:p>
          </table:table-cell>
        </table:table-row>
      </table:table>
      <text:p text:style-name="P3">4.4. Настройка SMB/CIFS (доступ по сети)</text:p>
      <table:table table:name="Таблица22" table:style-name="Таблица22">
        <table:table-column table:style-name="Таблица22.A"/>
        <table:table-row>
          <table:table-cell table:style-name="Таблица22.A1" office:value-type="string">
            <text:p text:style-name="P12">text</text:p>
            <text:p text:style-name="P12">Services → SMB/CIFS → Settings</text:p>
            <text:p text:style-name="P12">Enable: ✓</text:p>
            <text:p text:style-name="P12">Workgroup: WORKGROUP <text:s/>(или ваша группа, обычно WORKGROUP)</text:p>
            <text:p text:style-name="P12">Description: OMV Server</text:p>
            <text:p text:style-name="P12">Save</text:p>
            <text:p text:style-name="P12">Services → SMB/CIFS → Shares → Add</text:p>
            <text:p text:style-name="P12">Shared folder: выберите public</text:p>
            <text:p text:style-name="P12">Name: public</text:p>
            <text:p text:style-name="P12">Comment: Общая папка</text:p>
            <text:p text:style-name="P12">Public: Yes (для гостевого доступа) или No (для авторизации)</text:p>
            <text:p text:style-name="P12">Permissions: </text:p>
            <text:p text:style-name="P12"><text:s text:c="2"/>- Administrators: Read/Write</text:p>
            <text:p text:style-name="P12"><text:s text:c="2"/>- Guests: Read/Only (на ваше усмотрение)</text:p>
            <text:p text:style-name="P12">Save → Apply Changes</text:p>
          </table:table-cell>
        </table:table-row>
      </table:table>
      <text:p text:style-name="P3">4.5. Настройка прав пользователей</text:p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12">text</text:p>
            <text:p text:style-name="P12">User → Add</text:p>
            <text:p text:style-name="P12">Name: username</text:p>
            <text:p text:style-name="P12">Password: userpass</text:p>
            <text:p text:style-name="P12">Groups: users</text:p>
            <text:p text:style-name="P12">Save</text:p>
          </table:table-cell>
        </table:table-row>
      </table:table>
      <text:p text:style-name="P12"/>
      <text:p text:style-name="P4"/>
      <text:p text:style-name="P4"/>
      <text:p text:style-name="P4"/>
      <text:p text:style-name="P4"><text:soft-page-break/>5. Установка на существующий Debian</text:p>
      <text:p text:style-name="P12">Если у вас уже установлен Debian 12 (Bookworm):</text:p>
      <table:table table:name="Таблица24" table:style-name="Таблица24">
        <table:table-column table:style-name="Таблица24.A"/>
        <table:table-row>
          <table:table-cell table:style-name="Таблица24.A1" office:value-type="string">
            <text:p text:style-name="P12">bash</text:p>
            <text:p text:style-name="P12"># 1. Обновите систему</text:p>
            <text:p text:style-name="P12">sudo apt update &amp;&amp; sudo apt upgrade -y</text:p>
            <text:p text:style-name="P12"># 2. Установите необходимые пакеты</text:p>
            <text:p text:style-name="P12">sudo apt install -y wget gnupg2 postfix</text:p>
            <text:p text:style-name="P12"># 3. Добавьте репозиторий OMV</text:p>
            <text:p text:style-name="P12">sudo wget -O /usr/share/keyrings/openmediavault-archive-keyring.gpg \</text:p>
            <text:p text:style-name="P12"><text:s text:c="2"/>https://packages.openmediavault.org/public/archive-keyring.gpg</text:p>
            <text:p text:style-name="P12"># 4. Добавьте репозиторий в sources.list</text:p>
            <text:p text:style-name="P12">echo "deb [signed-by=/usr/share/keyrings/openmediavault-archive-keyring.gpg] \</text:p>
            <text:p text:style-name="P12"><text:s text:c="2"/>https://packages.openmediavault.org/public shaitan main" | \</text:p>
            <text:p text:style-name="P12"><text:s text:c="2"/>sudo tee /etc/apt/sources.list.d/openmediavault.list</text:p>
            <text:p text:style-name="P12"># 5. Обновите и установите OMV</text:p>
            <text:p text:style-name="P12">sudo apt update</text:p>
            <text:p text:style-name="P12">sudo apt install openmediavault -y</text:p>
            <text:p text:style-name="P12"># 6. Запустите настройку</text:p>
            <text:p text:style-name="P12">sudo omv-confdbadm populate</text:p>
            <text:p text:style-name="P12">sudo omv-firstaid</text:p>
            <text:p text:style-name="P12"># 7. Разблокируйте веб-интерфейс (если порт 80 занят)</text:p>
            <text:p text:style-name="P12">sudo systemctl disable --now nginx <text:s/># если nginx уже установлен</text:p>
            <text:p text:style-name="P12">sudo omv-salt deploy run nginx</text:p>
          </table:table-cell>
        </table:table-row>
      </table:table>
      <text:p text:style-name="P4"/>
      <text:p text:style-name="P4">6. Решение типичных проблем</text:p>
      <text:p text:style-name="P12">Проблема 1: Не вижу диски в веб-интерфейсе</text:p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P12">bash</text:p>
            <text:p text:style-name="P12"># Проверьте в консоли:</text:p>
            <text:p text:style-name="P12">lsblk</text:p>
            <text:p text:style-name="P12"><text:soft-page-break/>fdisk -l</text:p>
            <text:p text:style-name="P12"># Если диски есть, но не видны:</text:p>
            <text:p text:style-name="P12">sudo omv-salt deploy run fstab</text:p>
          </table:table-cell>
        </table:table-row>
      </table:table>
      <text:p text:style-name="P12">Проблема 2: Не открывается веб-интерфейс</text:p>
      <table:table table:name="Таблица26" table:style-name="Таблица26">
        <table:table-column table:style-name="Таблица26.A"/>
        <table:table-row>
          <table:table-cell table:style-name="Таблица26.A1" office:value-type="string">
            <text:p text:style-name="P12">bash</text:p>
            <text:p text:style-name="P12"># Проверьте статус сервисов:</text:p>
            <text:p text:style-name="P12">systemctl status nginx</text:p>
            <text:p text:style-name="P12">systemctl status php8.2-fpm</text:p>
            <text:p text:style-name="P12"># Перезапустите:</text:p>
            <text:p text:style-name="P12">systemctl restart nginx php8.2-fpm</text:p>
            <text:p text:style-name="P12"># Проверьте порт:</text:p>
            <text:p text:style-name="P12">netstat -tlnp | grep 80</text:p>
          </table:table-cell>
        </table:table-row>
      </table:table>
      <text:p text:style-name="P12">Проблема 3: Ошибка применения конфигурации</text:p>
      <table:table table:name="Таблица27" table:style-name="Таблица27">
        <table:table-column table:style-name="Таблица27.A"/>
        <table:table-row>
          <table:table-cell table:style-name="Таблица27.A1" office:value-type="string">
            <text:p text:style-name="P12">bash</text:p>
            <text:p text:style-name="P12"># Примените конфигурацию вручную:</text:p>
            <text:p text:style-name="P12">omv-salt deploy run all</text:p>
            <text:p text:style-name="P12"># Проверьте системные логи:</text:p>
            <text:p text:style-name="P12">journalctl -f</text:p>
            <text:p text:style-name="P12">tail -f /var/log/syslog</text:p>
          </table:table-cell>
        </table:table-row>
      </table:table>
      <text:p text:style-name="P12">Проблема 4: Забыли пароль admin</text:p>
      <table:table table:name="Таблица28" table:style-name="Таблица28">
        <table:table-column table:style-name="Таблица28.A"/>
        <table:table-row>
          <table:table-cell table:style-name="Таблица28.A1" office:value-type="string">
            <text:p text:style-name="P12">bash</text:p>
            <text:p text:style-name="P12"># Восстановление пароля в консоли:</text:p>
            <text:p text:style-name="P12">omv-confdbadm reset --default admin</text:p>
            <text:p text:style-name="P12"># Пароль сброшен на "openmediavault"</text:p>
          </table:table-cell>
        </table:table-row>
      </table:table>
      <text:p text:style-name="P12">Проблема 5: Нет доступа к SMB с Windows</text:p>
      <table:table table:name="Таблица29" table:style-name="Таблица29">
        <table:table-column table:style-name="Таблица29.A"/>
        <table:table-row>
          <table:table-cell table:style-name="Таблица29.A1" office:value-type="string">
            <text:p text:style-name="P12">text</text:p>
            <text:p text:style-name="P12">1. Проверьте, что служба запущена:</text:p>
            <text:p text:style-name="P12">systemctl status smbd</text:p>
            <text:p text:style-name="P12"><text:soft-page-break/>2. На Windows введите в адресной строке:</text:p>
            <text:p text:style-name="P12">\\[IP_OMV]\[share_name]</text:p>
            <text:p text:style-name="P12">3. Включите поддержку SMB 1.0 (только если очень старый клиент):</text:p>
            <text:p text:style-name="P12">Control Panel → Programs → Turn Windows features on or off →</text:p>
            <text:p text:style-name="P12"><text:s text:c="2"/>SMB 1.0/CIFS File Sharing Support</text:p>
          </table:table-cell>
        </table:table-row>
      </table:table>
      <text:p text:style-name="P4"/>
      <text:p text:style-name="P4">7. Следующие шаги</text:p>
      <text:p text:style-name="P12">Полезные плагины (omv-extras)</text:p>
      <table:table table:name="Таблица30" table:style-name="Таблица30">
        <table:table-column table:style-name="Таблица30.A"/>
        <table:table-row>
          <table:table-cell table:style-name="Таблица30.A1" office:value-type="string">
            <text:p text:style-name="P12">bash</text:p>
            <text:p text:style-name="P12"># Установка omv-extras</text:p>
            <text:p text:style-name="P12">wget -O - https://github.com/OpenMediaVault-Plugin-Developers/packages/raw/master/install | bash</text:p>
            <text:p text:style-name="P12"># После установки в веб-интерфейсе появятся плагины:</text:p>
            <text:p text:style-name="P12"># - Docker (контейнеры)</text:p>
            <text:p text:style-name="P12"># - Backup (резервное копирование)</text:p>
            <text:p text:style-name="P12"># - ZFS (поддержка ZFS)</text:p>
            <text:p text:style-name="P12"># - LVM (логические тома)</text:p>
          </table:table-cell>
        </table:table-row>
      </table:table>
      <text:p text:style-name="P12">Рекомендации по безопасности</text:p>
      <table:table table:name="Таблица31" table:style-name="Таблица31">
        <table:table-column table:style-name="Таблица31.A"/>
        <table:table-row>
          <table:table-cell table:style-name="Таблица31.A1" office:value-type="string">
            <text:p text:style-name="P12">bash</text:p>
            <text:p text:style-name="P12"># 1. Настройте брандмауэр (UFW)</text:p>
            <text:p text:style-name="P12">sudo apt install ufw</text:p>
            <text:p text:style-name="P12">sudo ufw allow 22/tcp <text:s text:c="2"/># SSH</text:p>
            <text:p text:style-name="P12">sudo ufw allow 80/tcp <text:s text:c="2"/># Web UI</text:p>
            <text:p text:style-name="P12">sudo ufw allow 443/tcp <text:s/># HTTPS</text:p>
            <text:p text:style-name="P12">sudo ufw allow 445/tcp <text:s/># SMB</text:p>
            <text:p text:style-name="P12">sudo ufw enable</text:p>
            <text:p text:style-name="P12"># 2. SSH на нестандартном порту</text:p>
            <text:p text:style-name="P12">sed -i 's/#Port 22/Port 2222/' /etc/ssh/sshd_config</text:p>
            <text:p text:style-name="P12"><text:soft-page-break/>systemctl restart sshd</text:p>
            <text:p text:style-name="P12"># 3. Автоматические обновления</text:p>
            <text:p text:style-name="P12">apt install unattended-upgrades</text:p>
            <text:p text:style-name="P12">dpkg-reconfigure --priority=low unattended-upgrades</text:p>
            <text:p text:style-name="P12">Полезные команды для управления</text:p>
            <text:p text:style-name="P12">bash</text:p>
            <text:p text:style-name="P12"># Статус OMV</text:p>
            <text:p text:style-name="P12">omv-engined -d -f</text:p>
            <text:p text:style-name="P12"># Проверка конфигурации</text:p>
            <text:p text:style-name="P12">omv-confdbadm validate</text:p>
            <text:p text:style-name="P12"># Резервное копирование конфигурации</text:p>
            <text:p text:style-name="P12">omv-confdbadm export &gt; omv_backup.json</text:p>
            <text:p text:style-name="P12"># Восстановление конфигурации</text:p>
            <text:p text:style-name="P12">omv-confdbadm import &lt; omv_backup.json</text:p>
            <text:p text:style-name="P12"># Обновление OMV</text:p>
            <text:p text:style-name="P12">omv-update</text:p>
          </table:table-cell>
        </table:table-row>
      </table:table>
      <text:p text:style-name="P12"/>
      <text:p text:style-name="P3">Проверочный лист успешной установки</text:p>
      <text:list xml:id="list4223344732" text:style-name="L7">
        <text:list-item>
          <text:p text:style-name="P13">Сервер загружается без ошибок</text:p>
        </text:list-item>
        <text:list-item>
          <text:p text:style-name="P13">Веб-интерфейс доступен по IP (http://IP)</text:p>
        </text:list-item>
        <text:list-item>
          <text:p text:style-name="P13">Пароль admin сменён</text:p>
        </text:list-item>
        <text:list-item>
          <text:p text:style-name="P13">Диски данных подключены и отформатированы</text:p>
        </text:list-item>
        <text:list-item>
          <text:p text:style-name="P13">Создана как минимум одна общая папка</text:p>
        </text:list-item>
        <text:list-item>
          <text:p text:style-name="P13">SMB/CIFS работает и папка видна из Windows/Linux</text:p>
        </text:list-item>
        <text:list-item>
          <text:p text:style-name="P13">Настроен статический IP</text:p>
        </text:list-item>
        <text:list-item>
          <text:p text:style-name="P13">Сделано резервное копирование конфигурации</text:p>
        </text:list-item>
      </text:list>
      <text:p text:style-name="P4">Полезные ссылки</text:p>
      <text:p text:style-name="P12">Официальный форум: https://forum.openmediavault.org/</text:p>
      <text:p text:style-name="P12">Документация omv-extras: https://wiki.omv-extras.org/</text:p>
      <text:p text:style-name="P12">Руководство по Docker в OMV: https://docs.linuxserver.io/general/omv</text:p>
      <text:p text:style-name="P12"><text:soft-page-break/>Telegram-чат (русскоязычный): @openmediavault_ru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27T10:40:34.593000000</meta:creation-date>
    <dc:date>2026-04-27T10:57:07.300000000</dc:date>
    <meta:editing-duration>PT16M29S</meta:editing-duration>
    <meta:editing-cycles>7</meta:editing-cycles>
    <meta:generator>LibreOffice/7.5.1.2$Windows_X86_64 LibreOffice_project/fcbaee479e84c6cd81291587d2ee68cba099e129</meta:generator>
    <meta:document-statistic meta:table-count="31" meta:image-count="1" meta:object-count="0" meta:page-count="12" meta:paragraph-count="310" meta:word-count="1220" meta:character-count="8499" meta:non-whitespace-character-count="7559"/>
  </office:meta>
</office:document-meta>
</file>